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paragraph-properties fo:text-align="end" style:justify-single-word="false"/>
      <style:text-properties style:font-name="Thorndale AMT1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top="0cm" fo:margin-bottom="0.203cm"/>
    </style:style>
    <style:style style:name="P7" style:family="paragraph" style:parent-style-name="Table_20_Contents">
      <style:text-properties style:font-name="Thorndale AMT1"/>
    </style:style>
    <style:style style:name="P8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9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acking in objects"&gt;</text:placeholder></text:p>
      <text:p text:style-name="P9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type and (packing.delivery_address.party.type.name + ' ') or ''&gt;</text:placeholder><text:placeholder text:placeholder-type="text">&lt;packing.delivery_address.party.name&gt;</text:placeholder></text:p>
      <text:p text:style-name="P4"><text:placeholder text:placeholder-type="text">&lt;packing.delivery_address.name or ''&gt;</text:placeholder></text:p>
      <text:p text:style-name="P4"><text:placeholder text:placeholder-type="text">&lt;packing.delivery_address.street or ''&gt;</text:placeholder></text:p>
      <text:p text:style-name="P4"><text:placeholder text:placeholder-type="text">&lt;packing.delivery_address.streetbis or ''&gt;</text:placeholder></text:p>
      <text:p text:style-name="P4"><text:placeholder text:placeholder-type="text">&lt;packing.delivery_address.zip or ''&gt;</text:placeholder> <text:placeholder text:placeholder-type="text">&lt;packing.delivery_address.city or ''&gt;</text:placeholder></text:p>
      <text:p text:style-name="P4"><text:placeholder text:placeholder-type="text">&lt;packing.delivery_address.state and packing.delivery_address.state.name or ''&gt;</text:placeholder></text:p>
      <text:p text:style-name="P4"><text:placeholder text:placeholder-type="text">&lt;packing.delivery_address.country and packing.delivery_address.country.name or ''&gt;</text:placeholder></text:p>
      <text:p text:style-name="P5"><text:span text:style-name="T3">Packing</text:span><text:span text:style-name="T1"> List</text:span></text:p>
      <text:p text:style-name="P6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date=True, language=(packing.delivery_address.party.lang and packing.delivery_address.party.lang.code or 'en_US')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7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7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3"><text:placeholder text:placeholder-type="text">&lt;formatLang(move.quantity, language=(packing.delivery_address.party.lang and packing.delivery_address.party.lang.code or 'en_US')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8-07-17T20:10:5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7" meta:word-count="10" meta:character-count="102"/>
  </office:meta>
</office:document-meta>
</file>